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Noto Sans Symbols" svg:font-family="'Noto Sans Symbo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end" style:justify-single-word="false"/>
    </style:style>
    <style:style style:name="P2"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3" style:family="paragraph" style:parent-style-name="Standard">
      <style:paragraph-properties fo:margin-top="0in" fo:margin-bottom="0in" loext:contextual-spacing="false"/>
      <style:text-properties officeooo:paragraph-rsid="002310ba"/>
    </style:style>
    <style:style style:name="P4" style:family="paragraph" style:parent-style-name="Standard">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officeooo:paragraph-rsid="002310ba" style:text-blinking="false" fo:background-color="transparent"/>
    </style:style>
    <style:style style:name="P5" style:family="paragraph" style:parent-style-name="Standard">
      <style:paragraph-properties fo:margin-top="0in" fo:margin-bottom="0in" loext:contextual-spacing="false"/>
      <style:text-properties fo:font-variant="normal" fo:text-transform="none" fo:color="#000000" style:font-name="Arial1" fo:font-size="11pt" fo:font-style="normal" style:text-underline-style="solid" style:text-underline-width="auto" style:text-underline-color="font-color" fo:font-weight="normal" officeooo:paragraph-rsid="002310ba" fo:background-color="transparent"/>
    </style:style>
    <style:style style:name="P6" style:family="paragraph" style:parent-style-name="Heading_20_1">
      <style:paragraph-properties fo:margin-top="0in" fo:margin-bottom="0in" loext:contextual-spacing="false"/>
      <style:text-properties officeooo:paragraph-rsid="002310ba"/>
    </style:style>
    <style:style style:name="P7"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Noto Sans Symbols" fo:font-size="11pt" fo:font-style="normal" style:text-underline-style="none" fo:font-weight="normal" style:text-blinking="false"/>
    </style:style>
    <style:style style:name="P8"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1"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style:style>
    <style:style style:name="P12" style:family="paragraph" style:parent-style-name="Text_20_body" style:list-style-name="L4">
      <style:paragraph-properties fo:margin-top="0in" fo:margin-bottom="0in" loext:contextual-spacing="false" fo:line-height="138%" style:writing-mode="lr-tb"/>
    </style:style>
    <style:style style:name="P13" style:family="paragraph" style:parent-style-name="Text_20_body" style:list-style-name="L2">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officeooo:paragraph-rsid="002310ba" style:text-blinking="false" fo:background-color="transparent"/>
    </style:style>
    <style:style style:name="P14" style:family="paragraph" style:parent-style-name="Text_20_body" style:list-style-name="L4">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officeooo:paragraph-rsid="002310ba" style:text-blinking="false" fo:background-color="transparent"/>
    </style:style>
    <style:style style:name="P15" style:family="paragraph" style:parent-style-name="Text_20_body" style:list-style-name="L5">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officeooo:paragraph-rsid="002310ba" style:text-blinking="false" fo:background-color="transparent"/>
    </style:style>
    <style:style style:name="P16" style:family="paragraph" style:parent-style-name="Text_20_body" style:list-style-name="L3">
      <style:paragraph-properties fo:margin-top="0in" fo:margin-bottom="0in" loext:contextual-spacing="false"/>
      <style:text-properties fo:font-variant="normal" fo:text-transform="none" fo:color="#000000" style:text-line-through-style="none" style:text-line-through-type="none" style:font-name="Arial1" fo:font-size="11pt" fo:font-style="normal" style:text-underline-style="none" fo:font-weight="normal" officeooo:paragraph-rsid="002310ba" style:text-blinking="false"/>
    </style:style>
    <style:style style:name="P17" style:family="paragraph" style:parent-style-name="Title" style:master-page-name="Standard">
      <style:paragraph-properties fo:margin-top="0in" fo:margin-bottom="0.0417in" loext:contextual-spacing="false" fo:text-align="center" style:justify-single-word="false" style:page-number="1"/>
      <style:text-properties officeooo:paragraph-rsid="002cbda5"/>
    </style:style>
    <style:style style:name="T1" style:family="text">
      <style:text-properties fo:color="#1155cc" style:text-underline-style="solid" style:text-underline-width="auto" style:text-underline-color="font-color"/>
    </style:style>
    <style:style style:name="T2" style:family="text">
      <style:text-properties fo:font-style="italic" fo:background-color="transparent" loext:char-shading-value="0"/>
    </style:style>
    <style:style style:name="T3" style:family="text">
      <style:text-properties officeooo:rsid="002cbda5"/>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5"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style:font-name="Arial1" fo:background-color="transparent" loext:char-shading-value="0"/>
    </style:style>
    <style:style style:name="T7" style:family="text">
      <style:text-properties style:font-name="Arial1" fo:font-style="italic" fo:background-color="transparent" loext:char-shading-value="0"/>
    </style:style>
    <style:style style:name="T8" style:family="text">
      <style:text-properties fo:background-color="transparent" loext:char-shading-value="0"/>
    </style:style>
    <style:style style:name="T9" style:family="text">
      <style:text-properties officeooo:rsid="003c22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atency <text:span text:style-name="T3">Measurements </text:span>in SCION <text:span text:style-name="T9">Solutions</text:span></text:p>
      <text:p text:style-name="P6"><text:a xlink:type="simple" xlink:href="https://www.scion-architecture.net/" text:style-name="Internet_20_link" text:visited-style-name="Visited_20_Internet_20_Link"><text:span text:style-name="T1"/></text:a></text:p>
      <text:p text:style-name="P4"><text:bookmark text:name="docs-internal-guid-5b9b3cc6-7fff-a31e-c510-bae6ca234f92"/>Answers to Task 1 follow up questions:</text:p>
      <text:list xml:id="list3215762313387874834" text:style-name="L5">
        <text:list-item>
          <text:p text:style-name="P15"><text:bookmark text:name="docs-internal-guid-8fb4ee0d-7fff-e7e9-2f2a-c5c95883f146"/>The time reference must be the same for both source and destination. Both their clocks must be well synchronized for the approach to work, as their values are used as if they came from the same reference frame. Any small disparities in the values of their clocks will affect the calculation.</text:p>
        </text:list-item>
      </text:list>
      <text:list xml:id="list8108794604632019546" text:style-name="L1">
        <text:list-item>
          <text:p text:style-name="P8">CPU time - time it takes for the source and destination instructions to actually be executed. For example, the code to send the packet, the code to process it on the other side and decide what to do next, thread priority, cpu interrupts during execution, etc.<text:line-break/>Buffering at source/destination - the packet may not be sent right away but be put on a sent queue and similarly in a receive buffer at the destination, transmission times, etc.<text:line-break/>Time synchronization -  most clocks are not synchronized accurately down to the millisecond level so two different clocks could change a transmission from point A to B from taking 10ms to taking 3000ms if the clock at B is slightly faster or even negative time if the clock at B is slightly behind</text:p>
        </text:list-item>
        <text:list-item>
          <text:p text:style-name="P8">CPU time and Buffering dynamic because depends on the code and other external factors such as other applications. However, we can usually estimate a reasonable upper bound to use as constant.<text:line-break/>Time sync is constant, because constant difference between the locations.</text:p>
        </text:list-item>
        <text:list-item>
          <text:p text:style-name="P7"><text:span text:style-name="T7">T = A + Bn</text:span><text:span text:style-name="T6">, where </text:span><text:span text:style-name="T7">A</text:span><text:span text:style-name="T8"> </text:span><text:span text:style-name="T6">is the latency plus the overhead, </text:span><text:span text:style-name="T7">B</text:span><text:span text:style-name="T8"> </text:span><text:span text:style-name="T6">is the transmission rate and </text:span><text:span text:style-name="T7">n</text:span><text:span text:style-name="T8"> </text:span><text:span text:style-name="T6">is # bytes.</text:span></text:p>
        </text:list-item>
        <text:list-item>
          <text:p text:style-name="P8">Many of these things such as Processing Time and Buffering time are intrinsic to the systems that the source and destination are operating on and are difficult to control from higher level programs. In fact, these things can affect any implementation. Bearing this in mind, we will assume for the sake of simplicity that these things are negligible and we are willing to accept this inaccuracy. However, something as drastic as time synchronization cannot be ignored. The difference can be much greater than the actual latency or even cause negative latencies. Thus, our desired level of accuracy seems to be infeasible in the current internet structure, unless the sender and receiver are synchronized much more closely, such as with GPS, which is not always guaranteed. This is where SCION can come in handy.</text:p>
        </text:list-item>
      </text:list>
      <text:p text:style-name="P3"/>
      <text:p text:style-name="P3"/>
      <text:p text:style-name="P3"/>
      <text:p text:style-name="P3"/>
      <text:p text:style-name="P3"><text:soft-page-break/></text:p>
      <text:p text:style-name="P3"/>
      <text:p text:style-name="P4"><text:bookmark text:name="docs-internal-guid-9bae2c7f-7fff-56b1-9ab9-438b60cb15d6"/>Answers to Task 2 follow up questions:</text:p>
      <text:list xml:id="list6181539331206897489" text:style-name="L2">
        <text:list-item>
          <text:p text:style-name="P13"><text:bookmark text:name="docs-internal-guid-015ce9a9-7fff-881f-9043-780ad2d6b1fc"/>Because of asymmetric routing paths you cannot be certain that the path from source to destination will be the same in the opposite direction. Since we can reverse the paths in SCION, we can obtain symmetric paths and thus a more accurate measure.</text:p>
        </text:list-item>
        <text:list-item>
          <text:p text:style-name="P9">The packet from A to B can contain e.g. a random number that must be received again when B sends a packet to A. This creates a probabilistic causal link between the trips A→B and B→A, where the second leg can’t almost never exist unless the first one existed already.</text:p>
        </text:list-item>
      </text:list>
      <text:p text:style-name="P3"/>
      <text:p text:style-name="P4"><text:bookmark text:name="docs-internal-guid-20549248-7fff-bc83-281b-303a46718257"/>Answers to Task 3 follow up questions:</text:p>
      <text:list xml:id="list7123361588003062066" text:style-name="L3">
        <text:list-item>
          <text:p text:style-name="P16"><text:bookmark text:name="docs-internal-guid-72504627-7fff-d614-d685-c56e5050450b"/><text:span text:style-name="T8">Similarly to the question for the Task 2, by requesting information in the reply that could not be there unless it was provided by </text:span><text:span text:style-name="T2">A</text:span><text:span text:style-name="T8"> beforehand in its initial echo request.</text:span></text:p>
        </text:list-item>
        <text:list-item>
          <text:p text:style-name="P11"><text:span text:style-name="T2">B</text:span><text:span text:style-name="T8"> can still send packets before the request arrives, unless we challenge the response as explained in the previous question. </text:span><text:span text:style-name="T2">B</text:span><text:span text:style-name="T8"> can always delay the response, thus appearing to have a larger RTT than in reality.</text:span></text:p>
        </text:list-item>
      </text:list>
      <text:p text:style-name="P3"/>
      <text:p text:style-name="P5"><text:bookmark text:name="docs-internal-guid-0fe6fb69-7fff-89c5-58a2-8fc3337070a1"/>Solution Files</text:p>
      <text:p text:style-name="P3"/>
      <text:list xml:id="list2680945301022257510" text:style-name="L4">
        <text:list-item>
          <text:p text:style-name="P14"><text:bookmark text:name="docs-internal-guid-28591d74-7fff-4abd-377e-9259a5dbcbe1"/>Task 1</text:p>
          <text:list>
            <text:list-item>
              <text:p text:style-name="P12"><text:span text:style-name="T4">Client: </text:span><text:a xlink:type="simple" xlink:href="https://github.com/netsec-ethz/scion-homeworks/tree/master/latency/timestamp_client.go" text:style-name="Internet_20_link" text:visited-style-name="Visited_20_Internet_20_Link"><text:span text:style-name="T5">https://github.com/netsec-ethz/scion-homeworks/tree/master/latency/timestamp_client.go</text:span></text:a></text:p>
            </text:list-item>
            <text:list-item>
              <text:p text:style-name="P12"><text:span text:style-name="T4">Server: </text:span><text:a xlink:type="simple" xlink:href="https://github.com/netsec-ethz/scion-homeworks/tree/master/latency/timestamp_server.go" text:style-name="Internet_20_link" text:visited-style-name="Visited_20_Internet_20_Link"><text:span text:style-name="T5">https://github.com/netsec-ethz/scion-homeworks/tree/master/latency/timestamp_server.go</text:span></text:a></text:p>
            </text:list-item>
          </text:list>
        </text:list-item>
        <text:list-item>
          <text:p text:style-name="P10">Task 2</text:p>
          <text:list>
            <text:list-item>
              <text:p text:style-name="P12"><text:span text:style-name="T4">Client: </text:span><text:a xlink:type="simple" xlink:href="https://github.com/netsec-ethz/scion-homeworks/tree/master/latency/dataplane_client.go" text:style-name="Internet_20_link" text:visited-style-name="Visited_20_Internet_20_Link"><text:span text:style-name="T5">https://github.com/netsec-ethz/scion-homeworks/tree/master/latency/dataplane_client.go</text:span></text:a></text:p>
            </text:list-item>
            <text:list-item>
              <text:p text:style-name="P12"><text:span text:style-name="T4">Server: </text:span><text:a xlink:type="simple" xlink:href="https://github.com/netsec-ethz/scion-homeworks/tree/master/latency/dataplane_server.go" text:style-name="Internet_20_link" text:visited-style-name="Visited_20_Internet_20_Link"><text:span text:style-name="T5">https://github.com/netsec-ethz/scion-homeworks/tree/master/latency/dataplane_server.go</text:span></text:a></text:p>
            </text:list-item>
          </text:list>
        </text:list-item>
        <text:list-item>
          <text:p text:style-name="P10">Task 3</text:p>
          <text:list>
            <text:list-item>
              <text:p text:style-name="P12"><text:span text:style-name="T4">Client: </text:span><text:a xlink:type="simple" xlink:href="https://github.com/netsec-ethz/scion-homeworks/tree/master/latency/controlplane_client.go" text:style-name="Internet_20_link" text:visited-style-name="Visited_20_Internet_20_Link"><text:span text:style-name="T5">https://github.com/netsec-ethz/scion-homeworks/tree/master/latency/controlplane_client.go</text:span></text:a></text:p>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Noto Sans Symbols" svg:font-family="'Noto Sans Symbo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text-underline-style="solid" style:text-underline-width="auto" style:text-underline-color="font-color"/>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keep-together="always" fo:keep-with-next="always"/>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2701in" fo:page-height="11.6902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2</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2T13:07:17.517436907</dc:date>
    <meta:editing-duration>PT2H9M32S</meta:editing-duration>
    <meta:editing-cycles>26</meta:editing-cycles>
    <meta:document-statistic meta:table-count="0" meta:image-count="0" meta:object-count="0" meta:page-count="2" meta:paragraph-count="24" meta:word-count="604" meta:character-count="3799" meta:non-whitespace-character-count="3235"/>
  </office:meta>
</office:document-meta>
</file>